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9cm"/>
    </style:style>
    <style:style style:name="co2" style:family="table-column">
      <style:table-column-properties fo:break-before="auto" style:column-width="1.88cm"/>
    </style:style>
    <style:style style:name="co3" style:family="table-column">
      <style:table-column-properties fo:break-before="auto" style:column-width="3.9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gasPlusPlu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6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80049540" calcext:value-type="float">
            <text:p>180049540</text:p>
          </table:table-cell>
          <table:table-cell table:formula="of:=[.C2]/2^20" office:value-type="float" office:value="171.70862197876" calcext:value-type="float">
            <text:p>171.7086219787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47732304" calcext:value-type="float">
            <text:p>147732304</text:p>
          </table:table-cell>
          <table:table-cell table:formula="of:=[.C3]/2^20" office:value-type="float" office:value="140.88850402832" calcext:value-type="float">
            <text:p>140.8885040283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46575904" calcext:value-type="float">
            <text:p>146575904</text:p>
          </table:table-cell>
          <table:table-cell table:formula="of:=[.C4]/2^20" office:value-type="float" office:value="139.785675048828" calcext:value-type="float">
            <text:p>139.78567504882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44327324" calcext:value-type="float">
            <text:p>144327324</text:p>
          </table:table-cell>
          <table:table-cell table:formula="of:=[.C5]/2^20" office:value-type="float" office:value="137.641262054443" calcext:value-type="float">
            <text:p>137.64126205444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46582856" calcext:value-type="float">
            <text:p>146582856</text:p>
          </table:table-cell>
          <table:table-cell table:formula="of:=[.C6]/2^20" office:value-type="float" office:value="139.792304992676" calcext:value-type="float">
            <text:p>139.79230499267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765267928" calcext:value-type="float">
            <text:p>765267928</text:p>
          </table:table-cell>
          <table:table-cell table:formula="of:=[.C7]/2^20" office:value-type="float" office:value="729.816368103027" calcext:value-type="float">
            <text:p>729.8163681030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11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82193352" calcext:value-type="float">
            <text:p>182193352</text:p>
          </table:table-cell>
          <table:table-cell table:formula="of:=[.C10]/2^20" office:value-type="float" office:value="173.753120422363" calcext:value-type="float">
            <text:p>173.75312042236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40445868" calcext:value-type="float">
            <text:p>140445868</text:p>
          </table:table-cell>
          <table:table-cell table:formula="of:=[.C11]/2^20" office:value-type="float" office:value="133.939617156982" calcext:value-type="float">
            <text:p>133.93961715698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46136212" calcext:value-type="float">
            <text:p>146136212</text:p>
          </table:table-cell>
          <table:table-cell table:formula="of:=[.C12]/2^20" office:value-type="float" office:value="139.366352081299" calcext:value-type="float">
            <text:p>139.36635208129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46216456" calcext:value-type="float">
            <text:p>146216456</text:p>
          </table:table-cell>
          <table:table-cell table:formula="of:=[.C13]/2^20" office:value-type="float" office:value="139.442878723145" calcext:value-type="float">
            <text:p>139.44287872314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42875168" calcext:value-type="float">
            <text:p>142875168</text:p>
          </table:table-cell>
          <table:table-cell table:formula="of:=[.C14]/2^20" office:value-type="float" office:value="136.256378173828" calcext:value-type="float">
            <text:p>136.25637817382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45737700" calcext:value-type="float">
            <text:p>145737700</text:p>
          </table:table-cell>
          <table:table-cell table:formula="of:=[.C15]/2^20" office:value-type="float" office:value="138.986301422119" calcext:value-type="float">
            <text:p>138.986301422119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45559376" calcext:value-type="float">
            <text:p>145559376</text:p>
          </table:table-cell>
          <table:table-cell table:formula="of:=[.C16]/2^20" office:value-type="float" office:value="138.81623840332" calcext:value-type="float">
            <text:p>138.81623840332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42744280" calcext:value-type="float">
            <text:p>142744280</text:p>
          </table:table-cell>
          <table:table-cell table:formula="of:=[.C17]/2^20" office:value-type="float" office:value="136.131553649902" calcext:value-type="float">
            <text:p>136.131553649902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46695188" calcext:value-type="float">
            <text:p>146695188</text:p>
          </table:table-cell>
          <table:table-cell table:formula="of:=[.C18]/2^20" office:value-type="float" office:value="139.899433135986" calcext:value-type="float">
            <text:p>139.89943313598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39981100" calcext:value-type="float">
            <text:p>139981100</text:p>
          </table:table-cell>
          <table:table-cell table:formula="of:=[.C19]/2^20" office:value-type="float" office:value="133.496379852295" calcext:value-type="float">
            <text:p>133.49637985229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1478584700" calcext:value-type="float">
            <text:p>1478584700</text:p>
          </table:table-cell>
          <table:table-cell table:formula="of:=[.C20]/2^20" office:value-type="float" office:value="1410.08825302124" calcext:value-type="float">
            <text:p>1410.088253021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1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table:formula="of:=[.C2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/>
          <table:table-cell table:formula="of:=[.C2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table:formula="of:=[.C2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table:formula="of:=[.C2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27])" office:value-type="float" office:value="0" calcext:value-type="float">
            <text:p>0</text:p>
          </table:table-cell>
          <table:table-cell table:formula="of:=[.C43]/2^20" office:value-type="float" office:value="0" calcext:value-type="float">
            <text:p>0</text:p>
          </table:table-cell>
        </table:table-row>
      </table:table>
      <table:table table:name="Vega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6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968156" calcext:value-type="float">
            <text:p>10968156</text:p>
          </table:table-cell>
          <table:table-cell table:formula="of:=[.C2]/2^20" office:value-type="float" office:value="10.4600486755371" calcext:value-type="float">
            <text:p>10.460048675537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7727940" calcext:value-type="float">
            <text:p>7727940</text:p>
          </table:table-cell>
          <table:table-cell table:formula="of:=[.C3]/2^20" office:value-type="float" office:value="7.36993789672852" calcext:value-type="float">
            <text:p>7.3699378967285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8142228" calcext:value-type="float">
            <text:p>8142228</text:p>
          </table:table-cell>
          <table:table-cell table:formula="of:=[.C4]/2^20" office:value-type="float" office:value="7.76503372192383" calcext:value-type="float">
            <text:p>7.7650337219238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7628148" calcext:value-type="float">
            <text:p>7628148</text:p>
          </table:table-cell>
          <table:table-cell table:formula="of:=[.C5]/2^20" office:value-type="float" office:value="7.2747688293457" calcext:value-type="float">
            <text:p>7.274768829345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7209324" calcext:value-type="float">
            <text:p>7209324</text:p>
          </table:table-cell>
          <table:table-cell table:formula="of:=[.C6]/2^20" office:value-type="float" office:value="6.87534713745117" calcext:value-type="float">
            <text:p>6.8753471374511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41675796" calcext:value-type="float">
            <text:p>41675796</text:p>
          </table:table-cell>
          <table:table-cell table:formula="of:=[.C7]/2^20" office:value-type="float" office:value="39.7451362609863" calcext:value-type="float">
            <text:p>39.745136260986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11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815444" calcext:value-type="float">
            <text:p>10815444</text:p>
          </table:table-cell>
          <table:table-cell table:formula="of:=[.C10]/2^20" office:value-type="float" office:value="10.3144111633301" calcext:value-type="float">
            <text:p>10.314411163330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7501140" calcext:value-type="float">
            <text:p>7501140</text:p>
          </table:table-cell>
          <table:table-cell table:formula="of:=[.C11]/2^20" office:value-type="float" office:value="7.15364456176758" calcext:value-type="float">
            <text:p>7.1536445617675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8033364" calcext:value-type="float">
            <text:p>8033364</text:p>
          </table:table-cell>
          <table:table-cell table:formula="of:=[.C12]/2^20" office:value-type="float" office:value="7.66121292114258" calcext:value-type="float">
            <text:p>7.6612129211425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7706772" calcext:value-type="float">
            <text:p>7706772</text:p>
          </table:table-cell>
          <table:table-cell table:formula="of:=[.C13]/2^20" office:value-type="float" office:value="7.34975051879883" calcext:value-type="float">
            <text:p>7.3497505187988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7215372" calcext:value-type="float">
            <text:p>7215372</text:p>
          </table:table-cell>
          <table:table-cell table:formula="of:=[.C14]/2^20" office:value-type="float" office:value="6.8811149597168" calcext:value-type="float">
            <text:p>6.881114959716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7664436" calcext:value-type="float">
            <text:p>7664436</text:p>
          </table:table-cell>
          <table:table-cell table:formula="of:=[.C15]/2^20" office:value-type="float" office:value="7.30937576293945" calcext:value-type="float">
            <text:p>7.30937576293945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7578252" calcext:value-type="float">
            <text:p>7578252</text:p>
          </table:table-cell>
          <table:table-cell table:formula="of:=[.C16]/2^20" office:value-type="float" office:value="7.2271842956543" calcext:value-type="float">
            <text:p>7.227184295654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7671996" calcext:value-type="float">
            <text:p>7671996</text:p>
          </table:table-cell>
          <table:table-cell table:formula="of:=[.C17]/2^20" office:value-type="float" office:value="7.31658554077148" calcext:value-type="float">
            <text:p>7.31658554077148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7724916" calcext:value-type="float">
            <text:p>7724916</text:p>
          </table:table-cell>
          <table:table-cell table:formula="of:=[.C18]/2^20" office:value-type="float" office:value="7.3670539855957" calcext:value-type="float">
            <text:p>7.367053985595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7498116" calcext:value-type="float">
            <text:p>7498116</text:p>
          </table:table-cell>
          <table:table-cell table:formula="of:=[.C19]/2^20" office:value-type="float" office:value="7.15076065063477" calcext:value-type="float">
            <text:p>7.1507606506347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79409808" calcext:value-type="float">
            <text:p>79409808</text:p>
          </table:table-cell>
          <table:table-cell table:formula="of:=[.C20]/2^20" office:value-type="float" office:value="75.7310943603516" calcext:value-type="float">
            <text:p>75.73109436035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1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]/2^20" office:value-type="float" office:value="10.3144111633301" calcext:value-type="float">
            <text:p>10.314411163330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table:formula="of:=[.C11]/2^20" office:value-type="float" office:value="7.15364456176758" calcext:value-type="float">
            <text:p>7.1536445617675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/>
          <table:table-cell table:formula="of:=[.C12]/2^20" office:value-type="float" office:value="7.66121292114258" calcext:value-type="float">
            <text:p>7.6612129211425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table:formula="of:=[.C13]/2^20" office:value-type="float" office:value="7.34975051879883" calcext:value-type="float">
            <text:p>7.3497505187988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table:formula="of:=[.C14]/2^20" office:value-type="float" office:value="6.8811149597168" calcext:value-type="float">
            <text:p>6.881114959716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4])" office:value-type="float" office:value="41272092" calcext:value-type="float">
            <text:p>41272092</text:p>
          </table:table-cell>
          <table:table-cell table:formula="of:=[.C43]/2^20" office:value-type="float" office:value="39.3601341247559" calcext:value-type="float">
            <text:p>39.3601341247559</text:p>
          </table:table-cell>
        </table:table-row>
      </table:table>
      <table:table table:name="NewReno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6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724724" calcext:value-type="float">
            <text:p>10724724</text:p>
          </table:table-cell>
          <table:table-cell table:formula="of:=[.C2]/2^20" office:value-type="float" office:value="10.2278938293457" calcext:value-type="float">
            <text:p>10.227893829345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7805052" calcext:value-type="float">
            <text:p>7805052</text:p>
          </table:table-cell>
          <table:table-cell table:formula="of:=[.C3]/2^20" office:value-type="float" office:value="7.44347763061523" calcext:value-type="float">
            <text:p>7.44347763061523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7865532" calcext:value-type="float">
            <text:p>7865532</text:p>
          </table:table-cell>
          <table:table-cell table:formula="of:=[.C4]/2^20" office:value-type="float" office:value="7.50115585327148" calcext:value-type="float">
            <text:p>7.5011558532714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7561620" calcext:value-type="float">
            <text:p>7561620</text:p>
          </table:table-cell>
          <table:table-cell table:formula="of:=[.C5]/2^20" office:value-type="float" office:value="7.21132278442383" calcext:value-type="float">
            <text:p>7.2113227844238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7761204" calcext:value-type="float">
            <text:p>7761204</text:p>
          </table:table-cell>
          <table:table-cell table:formula="of:=[.C6]/2^20" office:value-type="float" office:value="7.40166091918945" calcext:value-type="float">
            <text:p>7.4016609191894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41718132" calcext:value-type="float">
            <text:p>41718132</text:p>
          </table:table-cell>
          <table:table-cell table:formula="of:=[.C7]/2^20" office:value-type="float" office:value="39.7855110168457" calcext:value-type="float">
            <text:p>39.785511016845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11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1571444" calcext:value-type="float">
            <text:p>11571444</text:p>
          </table:table-cell>
          <table:table-cell table:formula="of:=[.C10]/2^20" office:value-type="float" office:value="11.0353889465332" calcext:value-type="float">
            <text:p>11.035388946533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7907868" calcext:value-type="float">
            <text:p>7907868</text:p>
          </table:table-cell>
          <table:table-cell table:formula="of:=[.C11]/2^20" office:value-type="float" office:value="7.54153060913086" calcext:value-type="float">
            <text:p>7.5415306091308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7711308" calcext:value-type="float">
            <text:p>7711308</text:p>
          </table:table-cell>
          <table:table-cell table:formula="of:=[.C12]/2^20" office:value-type="float" office:value="7.35407638549805" calcext:value-type="float">
            <text:p>7.3540763854980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7681068" calcext:value-type="float">
            <text:p>7681068</text:p>
          </table:table-cell>
          <table:table-cell table:formula="of:=[.C13]/2^20" office:value-type="float" office:value="7.32523727416992" calcext:value-type="float">
            <text:p>7.3252372741699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7833780" calcext:value-type="float">
            <text:p>7833780</text:p>
          </table:table-cell>
          <table:table-cell table:formula="of:=[.C14]/2^20" office:value-type="float" office:value="7.47087478637695" calcext:value-type="float">
            <text:p>7.47087478637695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7650828" calcext:value-type="float">
            <text:p>7650828</text:p>
          </table:table-cell>
          <table:table-cell table:formula="of:=[.C15]/2^20" office:value-type="float" office:value="7.2963981628418" calcext:value-type="float">
            <text:p>7.2963981628418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7490556" calcext:value-type="float">
            <text:p>7490556</text:p>
          </table:table-cell>
          <table:table-cell table:formula="of:=[.C16]/2^20" office:value-type="float" office:value="7.14355087280273" calcext:value-type="float">
            <text:p>7.1435508728027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7947180" calcext:value-type="float">
            <text:p>7947180</text:p>
          </table:table-cell>
          <table:table-cell table:formula="of:=[.C17]/2^20" office:value-type="float" office:value="7.57902145385742" calcext:value-type="float">
            <text:p>7.57902145385742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7473924" calcext:value-type="float">
            <text:p>7473924</text:p>
          </table:table-cell>
          <table:table-cell table:formula="of:=[.C18]/2^20" office:value-type="float" office:value="7.12768936157227" calcext:value-type="float">
            <text:p>7.1276893615722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7708284" calcext:value-type="float">
            <text:p>7708284</text:p>
          </table:table-cell>
          <table:table-cell table:formula="of:=[.C19]/2^20" office:value-type="float" office:value="7.35119247436523" calcext:value-type="float">
            <text:p>7.3511924743652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80976240" calcext:value-type="float">
            <text:p>80976240</text:p>
          </table:table-cell>
          <table:table-cell table:formula="of:=[.C20]/2^20" office:value-type="float" office:value="77.2249603271484" calcext:value-type="float">
            <text:p>77.224960327148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1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table:formula="of:=[.C2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/>
          <table:table-cell table:formula="of:=[.C2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table:formula="of:=[.C2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table:formula="of:=[.C2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27])" office:value-type="float" office:value="0" calcext:value-type="float">
            <text:p>0</text:p>
          </table:table-cell>
          <table:table-cell table:formula="of:=[.C43]/2^20" office:value-type="float" office:value="0" calcext:value-type="float">
            <text:p>0</text:p>
          </table:table-cell>
        </table:table-row>
      </table:table>
      <table:table table:name="CUBIC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6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8813204" calcext:value-type="float">
            <text:p>28813204</text:p>
          </table:table-cell>
          <table:table-cell table:formula="of:=[.C2]/2^20" office:value-type="float" office:value="27.4784126281738" calcext:value-type="float">
            <text:p>27.478412628173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5430880" calcext:value-type="float">
            <text:p>25430880</text:p>
          </table:table-cell>
          <table:table-cell table:formula="of:=[.C3]/2^20" office:value-type="float" office:value="24.2527770996094" calcext:value-type="float">
            <text:p>24.252777099609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0045408" calcext:value-type="float">
            <text:p>20045408</text:p>
          </table:table-cell>
          <table:table-cell table:formula="of:=[.C4]/2^20" office:value-type="float" office:value="19.1167907714844" calcext:value-type="float">
            <text:p>19.116790771484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0237580" calcext:value-type="float">
            <text:p>20237580</text:p>
          </table:table-cell>
          <table:table-cell table:formula="of:=[.C5]/2^20" office:value-type="float" office:value="19.3000602722168" calcext:value-type="float">
            <text:p>19.3000602722168</text:p>
          </table:table-cell>
        </table:table-row>
        <table:table-row table:style-name="ro1">
          <table:covered-table-cell/>
          <table:table-cell/>
          <table:table-cell office:value-type="float" office:value="22573048" calcext:value-type="float">
            <text:p>22573048</text:p>
          </table:table-cell>
          <table:table-cell table:formula="of:=[.C6]/2^20" office:value-type="float" office:value="21.5273361206055" calcext:value-type="float">
            <text:p>21.527336120605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117100120" calcext:value-type="float">
            <text:p>117100120</text:p>
          </table:table-cell>
          <table:table-cell table:formula="of:=[.C7]/2^20" office:value-type="float" office:value="111.67537689209" calcext:value-type="float">
            <text:p>111.675376892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11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6257412" calcext:value-type="float">
            <text:p>26257412</text:p>
          </table:table-cell>
          <table:table-cell table:formula="of:=[.C10]/2^20" office:value-type="float" office:value="25.0410194396973" calcext:value-type="float">
            <text:p>25.041019439697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5104232" calcext:value-type="float">
            <text:p>25104232</text:p>
          </table:table-cell>
          <table:table-cell table:formula="of:=[.C11]/2^20" office:value-type="float" office:value="23.9412612915039" calcext:value-type="float">
            <text:p>23.941261291503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7606252" calcext:value-type="float">
            <text:p>27606252</text:p>
          </table:table-cell>
          <table:table-cell table:formula="of:=[.C12]/2^20" office:value-type="float" office:value="26.3273735046387" calcext:value-type="float">
            <text:p>26.327373504638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1480524" calcext:value-type="float">
            <text:p>21480524</text:p>
          </table:table-cell>
          <table:table-cell table:formula="of:=[.C13]/2^20" office:value-type="float" office:value="20.485424041748" calcext:value-type="float">
            <text:p>20.48542404174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1155296" calcext:value-type="float">
            <text:p>21155296</text:p>
          </table:table-cell>
          <table:table-cell table:formula="of:=[.C14]/2^20" office:value-type="float" office:value="20.1752624511719" calcext:value-type="float">
            <text:p>20.1752624511719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26080780" calcext:value-type="float">
            <text:p>26080780</text:p>
          </table:table-cell>
          <table:table-cell table:formula="of:=[.C15]/2^20" office:value-type="float" office:value="24.8725700378418" calcext:value-type="float">
            <text:p>24.8725700378418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20014616" calcext:value-type="float">
            <text:p>20014616</text:p>
          </table:table-cell>
          <table:table-cell table:formula="of:=[.C16]/2^20" office:value-type="float" office:value="19.0874252319336" calcext:value-type="float">
            <text:p>19.0874252319336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1968256" calcext:value-type="float">
            <text:p>21968256</text:p>
          </table:table-cell>
          <table:table-cell table:formula="of:=[.C17]/2^20" office:value-type="float" office:value="20.9505615234375" calcext:value-type="float">
            <text:p>20.9505615234375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21665168" calcext:value-type="float">
            <text:p>21665168</text:p>
          </table:table-cell>
          <table:table-cell table:formula="of:=[.C18]/2^20" office:value-type="float" office:value="20.6615142822266" calcext:value-type="float">
            <text:p>20.661514282226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0010432" calcext:value-type="float">
            <text:p>20010432</text:p>
          </table:table-cell>
          <table:table-cell table:formula="of:=[.C19]/2^20" office:value-type="float" office:value="19.0834350585938" calcext:value-type="float">
            <text:p>19.083435058593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231342968" calcext:value-type="float">
            <text:p>231342968</text:p>
          </table:table-cell>
          <table:table-cell table:formula="of:=[.C20]/2^20" office:value-type="float" office:value="220.625846862793" calcext:value-type="float">
            <text:p>220.62584686279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1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table:formula="of:=[.C2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/>
          <table:table-cell table:formula="of:=[.C2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table:formula="of:=[.C2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table:formula="of:=[.C2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27])" office:value-type="float" office:value="0" calcext:value-type="float">
            <text:p>0</text:p>
          </table:table-cell>
          <table:table-cell table:formula="of:=[.C43]/2^20" office:value-type="float" office:value="0" calcext:value-type="float">
            <text:p>0</text:p>
          </table:table-cell>
        </table:table-row>
      </table:table>
      <table:table table:name="BB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6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3408128" calcext:value-type="float">
            <text:p>3408128</text:p>
          </table:table-cell>
          <table:table-cell table:formula="of:=[.C2]/2^20" office:value-type="float" office:value="3.250244140625" calcext:value-type="float">
            <text:p>3.25024414062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283524" calcext:value-type="float">
            <text:p>3283524</text:p>
          </table:table-cell>
          <table:table-cell table:formula="of:=[.C3]/2^20" office:value-type="float" office:value="3.13141250610352" calcext:value-type="float">
            <text:p>3.1314125061035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592244" calcext:value-type="float">
            <text:p>1592244</text:p>
          </table:table-cell>
          <table:table-cell table:formula="of:=[.C4]/2^20" office:value-type="float" office:value="1.51848220825195" calcext:value-type="float">
            <text:p>1.5184822082519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924316" calcext:value-type="float">
            <text:p>2924316</text:p>
          </table:table-cell>
          <table:table-cell table:formula="of:=[.C5]/2^20" office:value-type="float" office:value="2.78884506225586" calcext:value-type="float">
            <text:p>2.7888450622558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462212" calcext:value-type="float">
            <text:p>1462212</text:p>
          </table:table-cell>
          <table:table-cell table:formula="of:=[.C6]/2^20" office:value-type="float" office:value="1.39447402954102" calcext:value-type="float">
            <text:p>1.3944740295410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12670424" calcext:value-type="float">
            <text:p>12670424</text:p>
          </table:table-cell>
          <table:table-cell table:formula="of:=[.C7]/2^20" office:value-type="float" office:value="12.0834579467773" calcext:value-type="float">
            <text:p>12.083457946777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11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4282476" calcext:value-type="float">
            <text:p>4282476</text:p>
          </table:table-cell>
          <table:table-cell table:formula="of:=[.C10]/2^20" office:value-type="float" office:value="4.08408737182617" calcext:value-type="float">
            <text:p>4.0840873718261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555308" calcext:value-type="float">
            <text:p>1555308</text:p>
          </table:table-cell>
          <table:table-cell table:formula="of:=[.C11]/2^20" office:value-type="float" office:value="1.48325729370117" calcext:value-type="float">
            <text:p>1.48325729370117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695400" calcext:value-type="float">
            <text:p>1695400</text:p>
          </table:table-cell>
          <table:table-cell table:formula="of:=[.C12]/2^20" office:value-type="float" office:value="1.61685943603516" calcext:value-type="float">
            <text:p>1.6168594360351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447092" calcext:value-type="float">
            <text:p>1447092</text:p>
          </table:table-cell>
          <table:table-cell table:formula="of:=[.C13]/2^20" office:value-type="float" office:value="1.38005447387695" calcext:value-type="float">
            <text:p>1.3800544738769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657432" calcext:value-type="float">
            <text:p>1657432</text:p>
          </table:table-cell>
          <table:table-cell table:formula="of:=[.C14]/2^20" office:value-type="float" office:value="1.58065032958984" calcext:value-type="float">
            <text:p>1.58065032958984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746068" calcext:value-type="float">
            <text:p>1746068</text:p>
          </table:table-cell>
          <table:table-cell table:formula="of:=[.C15]/2^20" office:value-type="float" office:value="1.66518020629883" calcext:value-type="float">
            <text:p>1.66518020629883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568484" calcext:value-type="float">
            <text:p>1568484</text:p>
          </table:table-cell>
          <table:table-cell table:formula="of:=[.C16]/2^20" office:value-type="float" office:value="1.49582290649414" calcext:value-type="float">
            <text:p>1.49582290649414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729700" calcext:value-type="float">
            <text:p>1729700</text:p>
          </table:table-cell>
          <table:table-cell table:formula="of:=[.C17]/2^20" office:value-type="float" office:value="1.64957046508789" calcext:value-type="float">
            <text:p>1.64957046508789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3256956" calcext:value-type="float">
            <text:p>3256956</text:p>
          </table:table-cell>
          <table:table-cell table:formula="of:=[.C18]/2^20" office:value-type="float" office:value="3.10607528686523" calcext:value-type="float">
            <text:p>3.1060752868652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493964" calcext:value-type="float">
            <text:p>1493964</text:p>
          </table:table-cell>
          <table:table-cell table:formula="of:=[.C19]/2^20" office:value-type="float" office:value="1.42475509643555" calcext:value-type="float">
            <text:p>1.4247550964355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20432880" calcext:value-type="float">
            <text:p>20432880</text:p>
          </table:table-cell>
          <table:table-cell table:formula="of:=[.C20]/2^20" office:value-type="float" office:value="19.4863128662109" calcext:value-type="float">
            <text:p>19.48631286621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1">
            <text:p>4</text:p>
            <text:p><text:span text:style-name="T2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table:formula="of:=[.C2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/>
          <table:table-cell table:formula="of:=[.C2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table:formula="of:=[.C2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table:formula="of:=[.C2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27])" office:value-type="float" office:value="0" calcext:value-type="float">
            <text:p>0</text:p>
          </table:table-cell>
          <table:table-cell table:formula="of:=[.C43]/2^20" office:value-type="float" office:value="0" calcext:value-type="float">
            <text:p>0</text:p>
          </table:table-cell>
        </table:table-row>
      </table:table>
      <table:table table:name="Consolidacao_5Fluxos" table:style-name="ta1">
        <table:shapes>
          <draw:frame draw:z-index="0" draw:style-name="gr1" draw:text-style-name="P1" svg:width="15.999cm" svg:height="8.999cm" svg:x="5.268cm" svg:y="0.108cm">
            <draw:object draw:notify-on-update-of-ranges="Consolidacao_5Fluxos.A2:Consolidacao_5Fluxos.A6 Consolidacao_5Fluxos.B1:Consolidacao_5Fluxos.B1 Consolidacao_5Fluxos.B2:Consolidacao_5Fluxos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Goodput</text:p>
          </table:table-cell>
        </table:table-row>
        <table:table-row table:style-name="ro1">
          <table:table-cell office:value-type="string" calcext:value-type="string">
            <text:p>Neural</text:p>
          </table:table-cell>
          <table:table-cell table:formula="of:=[$VegasPlusPlus.D7]" office:value-type="float" office:value="729.816368103027" calcext:value-type="float">
            <text:p>729.816368103027</text:p>
          </table:table-cell>
        </table:table-row>
        <table:table-row table:style-name="ro1">
          <table:table-cell office:value-type="string" calcext:value-type="string">
            <text:p>Vegas</text:p>
          </table:table-cell>
          <table:table-cell table:formula="of:=[$Vegas.D7]" office:value-type="float" office:value="39.7451362609863" calcext:value-type="float">
            <text:p>39.7451362609863</text:p>
          </table:table-cell>
        </table:table-row>
        <table:table-row table:style-name="ro1">
          <table:table-cell office:value-type="string" calcext:value-type="string">
            <text:p>NewReno</text:p>
          </table:table-cell>
          <table:table-cell table:formula="of:=[$NewReno.D7]" office:value-type="float" office:value="39.7855110168457" calcext:value-type="float">
            <text:p>39.7855110168457</text:p>
          </table:table-cell>
        </table:table-row>
        <table:table-row table:style-name="ro1">
          <table:table-cell office:value-type="string" calcext:value-type="string">
            <text:p>Cubic</text:p>
          </table:table-cell>
          <table:table-cell table:formula="of:=[$CUBIC.D7]" office:value-type="float" office:value="111.67537689209" calcext:value-type="float">
            <text:p>111.67537689209</text:p>
          </table:table-cell>
        </table:table-row>
        <table:table-row table:style-name="ro1">
          <table:table-cell office:value-type="string" calcext:value-type="string">
            <text:p>Bbr</text:p>
          </table:table-cell>
          <table:table-cell table:formula="of:=[$BBR.D7]" office:value-type="float" office:value="12.0834579467773" calcext:value-type="float">
            <text:p>12.0834579467773</text:p>
          </table:table-cell>
        </table:table-row>
      </table:table>
      <table:table table:name="Consolidacao_10Fluxos" table:style-name="ta1">
        <table:shapes>
          <draw:frame draw:z-index="0" draw:style-name="gr1" draw:text-style-name="P1" svg:width="15.999cm" svg:height="8.999cm" svg:x="5.268cm" svg:y="0.108cm">
            <draw:object draw:notify-on-update-of-ranges="Consolidacao_10Fluxos.A2:Consolidacao_10Fluxos.A6 Consolidacao_10Fluxos.B1:Consolidacao_10Fluxos.B1 Consolidacao_10Fluxos.B2:Consolidacao_10Fluxos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Goodput</text:p>
          </table:table-cell>
        </table:table-row>
        <table:table-row table:style-name="ro1">
          <table:table-cell office:value-type="string" calcext:value-type="string">
            <text:p>Neural</text:p>
          </table:table-cell>
          <table:table-cell table:formula="of:=[$VegasPlusPlus.D20]" office:value-type="float" office:value="1410.08825302124" calcext:value-type="float">
            <text:p>1410.08825302124</text:p>
          </table:table-cell>
        </table:table-row>
        <table:table-row table:style-name="ro1">
          <table:table-cell office:value-type="string" calcext:value-type="string">
            <text:p>Vegas</text:p>
          </table:table-cell>
          <table:table-cell table:formula="of:=[$Vegas.D20]" office:value-type="float" office:value="75.7310943603516" calcext:value-type="float">
            <text:p>75.7310943603516</text:p>
          </table:table-cell>
        </table:table-row>
        <table:table-row table:style-name="ro1">
          <table:table-cell office:value-type="string" calcext:value-type="string">
            <text:p>NewReno</text:p>
          </table:table-cell>
          <table:table-cell table:formula="of:=[$NewReno.D20]" office:value-type="float" office:value="77.2249603271484" calcext:value-type="float">
            <text:p>77.2249603271484</text:p>
          </table:table-cell>
        </table:table-row>
        <table:table-row table:style-name="ro1">
          <table:table-cell office:value-type="string" calcext:value-type="string">
            <text:p>Cubic</text:p>
          </table:table-cell>
          <table:table-cell table:formula="of:=[$CUBIC.D20]" office:value-type="float" office:value="220.625846862793" calcext:value-type="float">
            <text:p>220.625846862793</text:p>
          </table:table-cell>
        </table:table-row>
        <table:table-row table:style-name="ro1">
          <table:table-cell office:value-type="string" calcext:value-type="string">
            <text:p>Bbr</text:p>
          </table:table-cell>
          <table:table-cell table:formula="of:=[$BBR.D20]" office:value-type="float" office:value="19.4863128662109" calcext:value-type="float">
            <text:p>19.4863128662109</text:p>
          </table:table-cell>
        </table:table-row>
      </table:table>
      <table:table table:name="Consolidacao_20Fluxos" table:style-name="ta1">
        <table:shapes>
          <draw:frame draw:z-index="0" draw:style-name="gr1" draw:text-style-name="P1" svg:width="15.999cm" svg:height="8.999cm" svg:x="5.268cm" svg:y="0.108cm">
            <draw:object draw:notify-on-update-of-ranges="Consolidacao_20Fluxos.A2:Consolidacao_20Fluxos.A6 Consolidacao_20Fluxos.B1:Consolidacao_20Fluxos.B1 Consolidacao_20Fluxos.B2:Consolidacao_20Fluxos.B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Goodput</text:p>
          </table:table-cell>
        </table:table-row>
        <table:table-row table:style-name="ro1">
          <table:table-cell office:value-type="string" calcext:value-type="string">
            <text:p>Neural</text:p>
          </table:table-cell>
          <table:table-cell table:formula="of:=[$VegasPlusPlus.D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as</text:p>
          </table:table-cell>
          <table:table-cell table:formula="of:=[$Vegas.D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Reno</text:p>
          </table:table-cell>
          <table:table-cell table:formula="of:=[$NewReno.D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bic</text:p>
          </table:table-cell>
          <table:table-cell table:formula="of:=[$CUBIC.D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r</text:p>
          </table:table-cell>
          <table:table-cell table:formula="of:=[$BBR.D4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3T20:00:57.215465030</meta:creation-date>
    <dc:date>2023-09-28T19:14:31.341000000</dc:date>
    <meta:editing-duration>PT3H33M19S</meta:editing-duration>
    <meta:editing-cycles>17</meta:editing-cycles>
    <meta:generator>LibreOffice/7.4.2.3$Windows_X86_64 LibreOffice_project/382eef1f22670f7f4118c8c2dd222ec7ad009daf</meta:generator>
    <meta:document-statistic meta:table-count="8" meta:cell-count="46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62cm" svg:y="0.316cm" chart:style-name="ch2">
          <text:p>Dumbell 5 Fluxos</text:p>
        </chart:title>
        <chart:subtitle svg:x="5.647cm" svg:y="1.304cm" chart:style-name="ch3">
          <text:p>30 min/ErrorRate = 0.00001</text:p>
        </chart:subtitle>
        <chart:legend chart:legend-position="end" svg:x="13.887cm" svg:y="4.205cm" style:legend-expansion="high" chart:style-name="ch4"/>
        <chart:plot-area chart:style-name="ch5" table:cell-range-address="Consolidacao_5Fluxos.A2:Consolidacao_5Fluxos.B6 Consolidacao_5Fluxos.B1:Consolidacao_5Fluxos.B1" chart:data-source-has-labels="both" svg:x="1.314cm" svg:y="2.155cm" svg:width="12.253cm" svg:height="5.701cm">
          <chart:coordinate-region svg:x="3.082cm" svg:y="2.795cm" svg:width="10.192cm" svg:height="4.422cm"/>
          <chart:axis chart:dimension="x" chart:name="primary-x" chart:style-name="ch6" chartooo:axis-type="auto">
            <chartooo:date-scale/>
            <chart:title svg:x="0.451cm" svg:y="5.733cm" chart:style-name="ch7">
              <text:p>Protocolo</text:p>
            </chart:title>
            <chart:categories table:cell-range-address="Consolidacao_5Fluxos.A2:Consolidacao_5Fluxos.A6"/>
          </chart:axis>
          <chart:axis chart:dimension="y" chart:name="primary-y" chart:style-name="ch8">
            <chart:title svg:x="6.369cm" svg:y="8.037cm" chart:style-name="ch9">
              <text:p>GoodPut 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Consolidacao_5Fluxos.B2:Consolidacao_5Fluxos.B6" chart:label-cell-address="Consolidacao_5Fluxos.B1:Consolidacao_5Fluxos.B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dput</text:p>
                <draw:g>
                  <svg:desc>Consolidacao_5Fluxos.B1:Consolidacao_5Flux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ural</text:p>
                <draw:g>
                  <svg:desc>Consolidacao_5Fluxos.A2:Consolidacao_5Fluxos.A6</svg:desc>
                </draw:g>
              </table:table-cell>
              <table:table-cell office:value-type="float" office:value="729.816368103027">
                <text:p>729.816368103027</text:p>
                <draw:g>
                  <svg:desc>Consolidacao_5Fluxos.B2:Consolidacao_5Fluxos.B6</svg:desc>
                </draw:g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39.7451362609863">
                <text:p>39.7451362609863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39.7855110168457">
                <text:p>39.7855110168457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111.67537689209">
                <text:p>111.67537689209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12.0834579467773">
                <text:p>12.08345794677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38cm" svg:y="0.316cm" chart:style-name="ch2">
          <text:p>Dumbell 10 Fluxos</text:p>
        </chart:title>
        <chart:subtitle svg:x="5.647cm" svg:y="1.304cm" chart:style-name="ch3">
          <text:p>30 min/ErrorRate = 0.00001</text:p>
        </chart:subtitle>
        <chart:legend chart:legend-position="end" svg:x="13.887cm" svg:y="4.205cm" style:legend-expansion="high" chart:style-name="ch4"/>
        <chart:plot-area chart:style-name="ch5" table:cell-range-address="Consolidacao_10Fluxos.A1:Consolidacao_10Fluxos.B6" chart:data-source-has-labels="both" svg:x="1.314cm" svg:y="2.155cm" svg:width="12.253cm" svg:height="5.701cm">
          <chart:coordinate-region svg:x="3.082cm" svg:y="2.795cm" svg:width="10.095cm" svg:height="4.422cm"/>
          <chart:axis chart:dimension="x" chart:name="primary-x" chart:style-name="ch6" chartooo:axis-type="auto">
            <chartooo:date-scale/>
            <chart:title svg:x="0.451cm" svg:y="5.733cm" chart:style-name="ch7">
              <text:p>Protocolo</text:p>
            </chart:title>
            <chart:categories table:cell-range-address="Consolidacao_10Fluxos.A2:Consolidacao_10Fluxos.A6"/>
          </chart:axis>
          <chart:axis chart:dimension="y" chart:name="primary-y" chart:style-name="ch8">
            <chart:title svg:x="6.369cm" svg:y="8.037cm" chart:style-name="ch9">
              <text:p>GoodPut 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Consolidacao_10Fluxos.B2:Consolidacao_10Fluxos.B6" chart:label-cell-address="Consolidacao_10Fluxos.B1:Consolidacao_10Fluxos.B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dput</text:p>
                <draw:g>
                  <svg:desc>Consolidacao_10Fluxos.B1:Consolidacao_10Flux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ural</text:p>
                <draw:g>
                  <svg:desc>Consolidacao_10Fluxos.A2:Consolidacao_10Fluxos.A6</svg:desc>
                </draw:g>
              </table:table-cell>
              <table:table-cell office:value-type="float" office:value="1410.08825302124">
                <text:p>1410.08825302124</text:p>
                <draw:g>
                  <svg:desc>Consolidacao_10Fluxos.B2:Consolidacao_10Fluxos.B6</svg:desc>
                </draw:g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75.7310943603516">
                <text:p>75.7310943603516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77.2249603271484">
                <text:p>77.2249603271484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220.625846862793">
                <text:p>220.625846862793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19.4863128662109">
                <text:p>19.48631286621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62cm" svg:y="0.316cm" chart:style-name="ch2">
          <text:p>Dumbell 5 Fluxos</text:p>
        </chart:title>
        <chart:subtitle svg:x="5.647cm" svg:y="1.304cm" chart:style-name="ch3">
          <text:p>30 min/ErrorRate = 0.00001</text:p>
        </chart:subtitle>
        <chart:legend chart:legend-position="end" svg:x="13.887cm" svg:y="4.205cm" style:legend-expansion="high" chart:style-name="ch4"/>
        <chart:plot-area chart:style-name="ch5" table:cell-range-address="Consolidacao_20Fluxos.A2:Consolidacao_20Fluxos.B6 Consolidacao_20Fluxos.B1:Consolidacao_20Fluxos.B1" chart:data-source-has-labels="both" svg:x="1.314cm" svg:y="2.155cm" svg:width="12.253cm" svg:height="5.701cm">
          <chart:coordinate-region svg:x="3.082cm" svg:y="2.795cm" svg:width="10.386cm" svg:height="4.422cm"/>
          <chart:axis chart:dimension="x" chart:name="primary-x" chart:style-name="ch6" chartooo:axis-type="auto">
            <chartooo:date-scale/>
            <chart:title svg:x="0.451cm" svg:y="5.733cm" chart:style-name="ch7">
              <text:p>Protocolo</text:p>
            </chart:title>
            <chart:categories table:cell-range-address="Consolidacao_20Fluxos.A2:Consolidacao_20Fluxos.A6"/>
          </chart:axis>
          <chart:axis chart:dimension="y" chart:name="primary-y" chart:style-name="ch8">
            <chart:title svg:x="6.369cm" svg:y="8.037cm" chart:style-name="ch9">
              <text:p>GoodPut 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Consolidacao_20Fluxos.B2:Consolidacao_20Fluxos.B6" chart:label-cell-address="Consolidacao_20Fluxos.B1:Consolidacao_20Fluxos.B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dput</text:p>
                <draw:g>
                  <svg:desc>Consolidacao_20Fluxos.B1:Consolidacao_20Flux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ural</text:p>
                <draw:g>
                  <svg:desc>Consolidacao_20Fluxos.A2:Consolidacao_20Fluxos.A6</svg:desc>
                </draw:g>
              </table:table-cell>
              <table:table-cell office:value-type="float" office:value="0">
                <text:p>0</text:p>
                <draw:g>
                  <svg:desc>Consolidacao_20Fluxos.B2:Consolidacao_20Fluxos.B6</svg:desc>
                </draw:g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